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5bb0a" officeooo:paragraph-rsid="0015bb0a"/>
    </style:style>
    <style:style style:name="P2" style:family="paragraph" style:parent-style-name="Standard">
      <style:paragraph-properties fo:line-height="200%"/>
      <style:text-properties officeooo:rsid="0016b6ee" officeooo:paragraph-rsid="0016b6ee"/>
    </style:style>
    <style:style style:name="P3" style:family="paragraph" style:parent-style-name="Standard">
      <style:paragraph-properties fo:line-height="200%"/>
      <style:text-properties officeooo:rsid="001c06ed" officeooo:paragraph-rsid="001c06ed"/>
    </style:style>
    <style:style style:name="P4" style:family="paragraph" style:parent-style-name="Standard">
      <style:paragraph-properties fo:line-height="200%"/>
      <style:text-properties officeooo:rsid="001e777a" officeooo:paragraph-rsid="001e777a"/>
    </style:style>
    <style:style style:name="P5" style:family="paragraph" style:parent-style-name="Standard">
      <style:paragraph-properties fo:line-height="200%"/>
      <style:text-properties officeooo:rsid="00202e3a" officeooo:paragraph-rsid="00202e3a"/>
    </style:style>
    <style:style style:name="P6" style:family="paragraph" style:parent-style-name="Standard">
      <style:paragraph-properties fo:line-height="200%"/>
      <style:text-properties officeooo:rsid="002158c6" officeooo:paragraph-rsid="002158c6"/>
    </style:style>
    <style:style style:name="P7" style:family="paragraph" style:parent-style-name="Standard">
      <style:paragraph-properties fo:line-height="200%"/>
      <style:text-properties officeooo:rsid="0027b2e6" officeooo:paragraph-rsid="0027b2e6"/>
    </style:style>
    <style:style style:name="P8" style:family="paragraph" style:parent-style-name="Standard">
      <style:paragraph-properties fo:line-height="200%"/>
      <style:text-properties officeooo:rsid="002a781f" officeooo:paragraph-rsid="002a781f"/>
    </style:style>
    <style:style style:name="P9" style:family="paragraph" style:parent-style-name="Standard">
      <style:paragraph-properties fo:line-height="200%"/>
      <style:text-properties officeooo:rsid="002c6596" officeooo:paragraph-rsid="002c6596"/>
    </style:style>
    <style:style style:name="T1" style:family="text">
      <style:text-properties officeooo:rsid="0016b6ee"/>
    </style:style>
    <style:style style:name="T2" style:family="text">
      <style:text-properties officeooo:rsid="00177651"/>
    </style:style>
    <style:style style:name="T3" style:family="text">
      <style:text-properties officeooo:rsid="001c76e1"/>
    </style:style>
    <style:style style:name="T4" style:family="text">
      <style:text-properties officeooo:rsid="001e8805"/>
    </style:style>
    <style:style style:name="T5" style:family="text">
      <style:text-properties officeooo:rsid="0020f955"/>
    </style:style>
    <style:style style:name="T6" style:family="text">
      <style:text-properties officeooo:rsid="00221641"/>
    </style:style>
    <style:style style:name="T7" style:family="text">
      <style:text-properties officeooo:rsid="0028a916"/>
    </style:style>
    <style:style style:name="T8" style:family="text">
      <style:text-properties officeooo:rsid="002c65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following is an analysis of a neural network used to create a predictive model that <text:span text:style-name="T1">attempts to predict how a student will perform on a set of tests based on a set of data (N=1000) describing the student's background. <text:s/>A logistic regression was found to be the most efficient way to train the network, and typically gave the best results. <text:s/>After more exhaustive training, a simple linear regression also gave satisfactory results, as well. <text:s/>We find that this data set can predict the test score within a tight enough scope to say the data is a statistically significant factor to the test score.</text:span></text:p>
      <text:p text:style-name="P2"><text:tab/>There are five independent variables to our data set, and they can be compared against 3 dependent variables of test scores. <text:s/>The test scores are for Math, Reading, and Writing. <text:s/>The five independent variables are as follows: gender, race/ethnicity, parental level of education, lunch, test preparation course. <text:s/>The values were mapped to <text:span text:style-name="T2">distinct </text:span>integers for the neural network<text:span text:style-name="T2">, but otherwise untouched. <text:s/>For binary variables, values were mapped to -1 and 1. <text:s/>For categorical variables of N variety, N - 1 new columns were created where a value of 1 or 0 was assigned depending on whether or not the rows data fit the column's category. <text:s/>For the Nth category, all new columns were assigned -1 to be effects coded. <text:s/>The values were plotted individually against the dependent variables. <text:s/>These graphs can be found in the studentData folder.</text:span></text:p>
      <text:p text:style-name="P3"><text:tab/>Looking at this data, we can see a potential correlation, but not one that is exceptionally apparent. <text:s/>Typically, we notice that while the most common test results are shared between different independent variable values, the outside boundaries of scores very. <text:s/>For the math scores, both gender options presented have a strong grouping from around 40 to 100 points, but we can see that gender F has a slightly lower boundary to its grouping, and include scores below 20.<text:span text:style-name="T3"> <text:s/>In reading and writing, however, groupings are more similar, and gender M has a slightly lower upper bound. <text:s/>Parental level of education shows a tighter and higher grouping that goes up with level of education. <text:s/>We can also see that lunch, or whether or not lunch is paid for or free/reduced, shows a tighter and higher grouping of scores for those that pay for their lunch, with a higher lower bound.</text:span></text:p>
      <text:p text:style-name="P4"><text:soft-page-break/><text:tab/>The initial network used <text:span text:style-name="T4">linear activation and Mean Squared Error (MSE) as a loss function. <text:s/>Generally speaking, this provided satisfactory tight results if an epoch of greater than 500 was used. <text:s/>Mean Average Error (MAE) was typically between 10 and 11, and MSE was typically around 200. <text:s/>We found typical results using a rectified linear unit, so the speed advantage of the simpler function was the primary benefit. <text:s/>Adding hidden layers seems to slightly improve the results, bringing MSE to around 160, which shows us that deviation between results is tighter. <text:s/>We also reach the results in much fewer epochs, 150. <text:s/>Attempting to use Rectified Linear activation results in slightly less accurate results that is broken into tiers. <text:s/>This is likely because the use of -1 for values, which ReLu activation converts to 0.</text:span></text:p>
      <text:p text:style-name="P5"><text:tab/>Applying logistic activation does not produce acceptable results. <text:s/>Just like with our failed ReLu runs, we end up with an MEA of around 65 to 69 depending on the test data using sigmoid activation. <text:s/>As this is also what the total average scores fit in, it shows that logistic activation leads to dead networks that always return 0. <text:s/>This is likely due to the binary nature of most of the data and the gradient nature of the dependent variable. <text:s/>Sigmoid activation will want to bias towards one or zero<text:span text:style-name="T5">, even when paired with layers of linear activation. <text:s/>Since this is a regression problem, and not a classification problem, sigmoid activation does not seem like the most likely choice anyways, as we want the prediction to fit a spectrum of answers, not discretely separate ones.</text:span></text:p>
      <text:p text:style-name="P6"><text:tab/><text:span text:style-name="T6">Using our linear model our neural network effectively exposes trends. <text:s/>While an average error of 10 points does not give us extremely precise predictions, a plot of the predictions shows a clear linear correlation. <text:s/>It would be unreasonable to think that we could closely predict a student's grade from this limited amount of information, and that was never truly the goal. <text:s/>What we can show, though, is that within this data, there are conditions that effect the grade. <text:s/>This is significant data because it exposes issues inequalities between groups of students. <text:s/>These inequalities can be highlighted as areas that need attention to help lesson those inequalities, and this data can be invaluable to educators.</text:span></text:p>
      <text:p text:style-name="P7"><text:soft-page-break/><text:tab/><text:span text:style-name="T7">Since using a single layer linear activation can produce good results, it is easy to get the weights from that to produce a simple linear model. <text:s/>The model does an equally good job at predicting results as the neural network, and gives us some insights into the effects of our independent variables, as well as exposing some oddities of the model. <text:s/>First, it is important to remember that our boolean variables weights are double that of our categorical variables, since the former are either 1 or -1, while the latter are 1 or 0 (e.g., for a weight of two, a boolean variable will be either 2 or -2, with a different of 4). <text:s/>With that in mind, we find that, barring one exception that will be addressed shortly, is the lunch category. <text:s/>We see that being part of a reduced or free lunch program is associated with a lower test score, which points to possible correlation between the scores and socioeconomic factors.</text:span></text:p>
      <text:p text:style-name="P8"><text:tab/>The one place where the model seems to predict results non-intuitively is the final parental level of education column, for those who have a parent with a master's degree. <text:s/>There is a strong negative correlation that is not seen in a plot of that data. <text:s/>I believe this is likely because of the way in which the first value is standardize with effects coding. <text:s/>Since all values will be -1 in<text:span text:style-name="T8"> the case of the student being in the 1st sub category, the modeling must do double duty and contribute to results of two columns at different times. <text:s/>Unfortunately the final column only represents 5.8% of all students, so during training it is likely that it was trained more for balancing all the other subcategory values out for the condition of the student being in sub-category one.</text:span></text:p>
      <text:p text:style-name="P9"><text:tab/>Other than that, the data looks to be enlightening and a good application of a regressive neural net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7:36:47.342000000</meta:creation-date>
    <dc:date>2019-05-08T03:13:59.130000000</dc:date>
    <meta:editing-duration>PT19M3S</meta:editing-duration>
    <meta:editing-cycles>4</meta:editing-cycles>
    <meta:generator>LibreOffice/6.1.0.3$Windows_X86_64 LibreOffice_project/efb621ed25068d70781dc026f7e9c5187a4decd1</meta:generator>
    <meta:document-statistic meta:table-count="0" meta:image-count="0" meta:object-count="0" meta:page-count="3" meta:paragraph-count="9" meta:word-count="1090" meta:character-count="6431" meta:non-whitespace-character-count="5300"/>
  </office:meta>
</office:document-meta>
</file>